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size="12pt" officeooo:paragraph-rsid="002afd83" style:font-size-asian="12pt" style:font-size-complex="12pt"/>
    </style:style>
    <style:style style:name="P2" style:family="paragraph" style:parent-style-name="Standard">
      <style:text-properties officeooo:rsid="002acbf6" officeooo:paragraph-rsid="002afd83"/>
    </style:style>
    <style:style style:name="P3" style:family="paragraph" style:parent-style-name="Standard">
      <style:text-properties officeooo:paragraph-rsid="002afd83" fo:background-color="#e8f2a1"/>
    </style:style>
    <style:style style:name="P4" style:family="paragraph" style:parent-style-name="Standard">
      <style:text-properties officeooo:paragraph-rsid="002f29fb" fo:background-color="#e8f2a1"/>
    </style:style>
    <style:style style:name="P5" style:family="paragraph" style:parent-style-name="Standard">
      <style:text-properties officeooo:paragraph-rsid="0031a7cd" fo:background-color="#e8f2a1"/>
    </style:style>
    <style:style style:name="P6" style:family="paragraph" style:parent-style-name="Standard">
      <style:text-properties officeooo:paragraph-rsid="00340d29" fo:background-color="#e8f2a1"/>
    </style:style>
    <style:style style:name="P7" style:family="paragraph" style:parent-style-name="Standard">
      <style:text-properties officeooo:rsid="000fe00f" officeooo:paragraph-rsid="002afd83" fo:background-color="#e8f2a1"/>
    </style:style>
    <style:style style:name="P8" style:family="paragraph" style:parent-style-name="Standard">
      <style:text-properties officeooo:paragraph-rsid="002afd83" fo:background-color="transparent"/>
    </style:style>
    <style:style style:name="P9" style:family="paragraph" style:parent-style-name="Standard">
      <style:text-properties officeooo:paragraph-rsid="0031a7cd" fo:background-color="transparent"/>
    </style:style>
    <style:style style:name="P10" style:family="paragraph" style:parent-style-name="Standard">
      <style:text-properties officeooo:paragraph-rsid="002afd83" fo:background-color="#ffaa95"/>
    </style:style>
    <style:style style:name="P11" style:family="paragraph" style:parent-style-name="Standard">
      <style:text-properties officeooo:paragraph-rsid="002f29fb" fo:background-color="#ffaa95"/>
    </style:style>
    <style:style style:name="P12" style:family="paragraph" style:parent-style-name="Standard">
      <style:text-properties officeooo:paragraph-rsid="0031a7cd" fo:background-color="#ffaa95"/>
    </style:style>
    <style:style style:name="P13" style:family="paragraph" style:parent-style-name="Standard">
      <style:text-properties officeooo:paragraph-rsid="00340d29" fo:background-color="#ffaa95"/>
    </style:style>
    <style:style style:name="P14" style:family="paragraph" style:parent-style-name="Standard">
      <style:text-properties officeooo:rsid="0016033b" officeooo:paragraph-rsid="002afd83"/>
    </style:style>
    <style:style style:name="P15" style:family="paragraph" style:parent-style-name="Standard">
      <style:text-properties officeooo:rsid="003b74dc" officeooo:paragraph-rsid="002afd83"/>
    </style:style>
    <style:style style:name="P16" style:family="paragraph" style:parent-style-name="Standard">
      <style:text-properties officeooo:rsid="001c3631" officeooo:paragraph-rsid="002afd83"/>
    </style:style>
    <style:style style:name="P17" style:family="paragraph" style:parent-style-name="Standard">
      <style:text-properties officeooo:rsid="0024c0e6" officeooo:paragraph-rsid="002afd83"/>
    </style:style>
    <style:style style:name="P18" style:family="paragraph" style:parent-style-name="Standard">
      <style:text-properties officeooo:rsid="00389a05" officeooo:paragraph-rsid="002afd83"/>
    </style:style>
    <style:style style:name="P19" style:family="paragraph" style:parent-style-name="Standard">
      <style:text-properties officeooo:rsid="0028c2fd" officeooo:paragraph-rsid="002afd83"/>
    </style:style>
    <style:style style:name="P20" style:family="paragraph" style:parent-style-name="Standard">
      <style:text-properties officeooo:rsid="002d9387" officeooo:paragraph-rsid="002afd83"/>
    </style:style>
    <style:style style:name="P21" style:family="paragraph" style:parent-style-name="Standard">
      <style:text-properties officeooo:rsid="0031892e" officeooo:paragraph-rsid="002afd83"/>
    </style:style>
    <style:style style:name="P22" style:family="paragraph" style:parent-style-name="Standard">
      <style:text-properties officeooo:paragraph-rsid="002afd83"/>
    </style:style>
    <style:style style:name="P23" style:family="paragraph" style:parent-style-name="Standard">
      <style:text-properties officeooo:paragraph-rsid="0031a7cd"/>
    </style:style>
    <style:style style:name="P24" style:family="paragraph" style:parent-style-name="Standard">
      <style:text-properties officeooo:paragraph-rsid="0032a83c"/>
    </style:style>
    <style:style style:name="P25" style:family="paragraph" style:parent-style-name="Text_20_body">
      <style:text-properties officeooo:rsid="001a798d" officeooo:paragraph-rsid="001a798d"/>
    </style:style>
    <style:style style:name="P26" style:family="paragraph" style:parent-style-name="Text_20_body">
      <style:text-properties officeooo:rsid="001cf198" officeooo:paragraph-rsid="001cf198"/>
    </style:style>
    <style:style style:name="P27" style:family="paragraph" style:parent-style-name="Text_20_body">
      <style:text-properties officeooo:rsid="001d4922" officeooo:paragraph-rsid="001d4922"/>
    </style:style>
    <style:style style:name="P28" style:family="paragraph" style:parent-style-name="Text_20_body">
      <style:text-properties officeooo:rsid="001e4228" officeooo:paragraph-rsid="0023985c"/>
    </style:style>
    <style:style style:name="P29" style:family="paragraph" style:parent-style-name="Text_20_body">
      <style:text-properties officeooo:rsid="00259a82" officeooo:paragraph-rsid="00259a82"/>
    </style:style>
    <style:style style:name="P30" style:family="paragraph" style:parent-style-name="Text_20_body">
      <style:text-properties officeooo:rsid="0029ab28" officeooo:paragraph-rsid="0029ab28"/>
    </style:style>
    <style:style style:name="P31" style:family="paragraph" style:parent-style-name="Text_20_body">
      <style:text-properties officeooo:rsid="002acbf6" officeooo:paragraph-rsid="002acbf6"/>
    </style:style>
    <style:style style:name="P32" style:family="paragraph" style:parent-style-name="Text_20_body">
      <style:text-properties officeooo:rsid="00307c6c" officeooo:paragraph-rsid="00307c6c"/>
    </style:style>
    <style:style style:name="T1" style:family="text">
      <style:text-properties officeooo:rsid="001e20bf"/>
    </style:style>
    <style:style style:name="T2" style:family="text">
      <style:text-properties officeooo:rsid="001fdcf6"/>
    </style:style>
    <style:style style:name="T3" style:family="text">
      <style:text-properties officeooo:rsid="002098fb"/>
    </style:style>
    <style:style style:name="T4" style:family="text">
      <style:text-properties officeooo:rsid="0021a21b"/>
    </style:style>
    <style:style style:name="T5" style:family="text">
      <style:text-properties officeooo:rsid="0023985c"/>
    </style:style>
    <style:style style:name="T6" style:family="text">
      <style:text-properties officeooo:rsid="00276dbf"/>
    </style:style>
    <style:style style:name="T7" style:family="text">
      <style:text-properties officeooo:rsid="0029ab28"/>
    </style:style>
    <style:style style:name="T8" style:family="text">
      <style:text-properties officeooo:rsid="00389a05"/>
    </style:style>
    <style:style style:name="T9" style:family="text">
      <style:text-properties officeooo:rsid="003564f3"/>
    </style:style>
    <style:style style:name="T10" style:family="text">
      <style:text-properties officeooo:rsid="001c6a7f"/>
    </style:style>
    <style:style style:name="T11" style:family="text">
      <style:text-properties officeooo:rsid="0011adb9"/>
    </style:style>
    <style:style style:name="T12" style:family="text">
      <style:text-properties fo:font-variant="normal" fo:text-transform="none" fo:color="#363a3d" loext:opacity="100%" style:font-name="Source Sans Pro" fo:font-size="12pt" fo:letter-spacing="normal" fo:font-style="normal" fo:font-weight="normal"/>
    </style:style>
    <style:style style:name="T13" style:family="text">
      <style:text-properties fo:font-variant="normal" fo:text-transform="none" fo:color="#1265be" loext:opacity="100%" style:font-name="Source Sans Pro" fo:font-size="12pt" fo:letter-spacing="normal" fo:font-style="normal" fo:font-weight="normal"/>
    </style:style>
    <style:style style:name="T14" style:family="text">
      <style:text-properties fo:font-variant="normal" fo:text-transform="none" fo:color="#1265be" loext:opacity="100%" style:font-name="Source Sans Pro" fo:font-size="12pt" fo:letter-spacing="normal" fo:font-style="normal" fo:font-weight="normal" officeooo:rsid="0014b8e4"/>
    </style:style>
    <style:style style:name="T15" style:family="text">
      <style:text-properties officeooo:rsid="003eb368"/>
    </style:style>
    <style:style style:name="T16" style:family="text">
      <style:text-properties officeooo:rsid="0012e2f1"/>
    </style:style>
    <style:style style:name="T17" style:family="text">
      <style:text-properties officeooo:rsid="004565a2"/>
    </style:style>
    <style:style style:name="T18" style:family="text">
      <style:text-properties officeooo:rsid="003b74dc"/>
    </style:style>
    <style:style style:name="T19" style:family="text">
      <style:text-properties officeooo:rsid="003428bd"/>
    </style:style>
    <style:style style:name="T20" style:family="text">
      <style:text-properties officeooo:rsid="003b4894"/>
    </style:style>
    <style:style style:name="T21" style:family="text">
      <style:text-properties officeooo:rsid="001c3631"/>
    </style:style>
    <style:style style:name="T22" style:family="text">
      <style:text-properties officeooo:rsid="0047b203"/>
    </style:style>
    <style:style style:name="T23" style:family="text">
      <style:text-properties officeooo:rsid="0024c0e6"/>
    </style:style>
    <style:style style:name="T24" style:family="text">
      <style:text-properties officeooo:rsid="00276986"/>
    </style:style>
    <style:style style:name="T25" style:family="text">
      <style:text-properties officeooo:rsid="0040faa5"/>
    </style:style>
    <style:style style:name="T26" style:family="text">
      <style:text-properties officeooo:rsid="0014b8e4"/>
    </style:style>
    <style:style style:name="T27" style:family="text">
      <style:text-properties officeooo:rsid="0028c2fd"/>
    </style:style>
    <style:style style:name="T28" style:family="text">
      <style:text-properties officeooo:rsid="002bd6ef"/>
    </style:style>
    <style:style style:name="T29" style:family="text">
      <style:text-properties officeooo:rsid="002d9387"/>
    </style:style>
    <style:style style:name="T30" style:family="text">
      <style:text-properties officeooo:rsid="002f6794"/>
    </style:style>
    <style:style style:name="T31" style:family="text">
      <style:text-properties officeooo:rsid="0031892e"/>
    </style:style>
    <style:style style:name="T32" style:family="text">
      <style:text-properties officeooo:rsid="002afd83"/>
    </style:style>
    <style:style style:name="T33" style:family="text">
      <style:text-properties fo:background-color="#e8f2a1" loext:char-shading-value="0"/>
    </style:style>
    <style:style style:name="T34" style:family="text">
      <style:text-properties officeooo:rsid="002afd83" fo:background-color="#e8f2a1" loext:char-shading-value="0"/>
    </style:style>
    <style:style style:name="T35" style:family="text">
      <style:text-properties officeooo:rsid="002ed78c" fo:background-color="#e8f2a1" loext:char-shading-value="0"/>
    </style:style>
    <style:style style:name="T36" style:family="text">
      <style:text-properties officeooo:rsid="0032a83c" fo:background-color="#e8f2a1" loext:char-shading-value="0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3eb368" fo:background-color="transparent" loext:char-shading-value="0"/>
    </style:style>
    <style:style style:name="T39" style:family="text">
      <style:text-properties officeooo:rsid="002afd83" fo:background-color="transparent" loext:char-shading-value="0"/>
    </style:style>
    <style:style style:name="T40" style:family="text">
      <style:text-properties officeooo:rsid="0032a83c" fo:background-color="transparent" loext:char-shading-value="0"/>
    </style:style>
    <style:style style:name="T41" style:family="text">
      <style:text-properties officeooo:rsid="002ed78c"/>
    </style:style>
    <style:style style:name="T42" style:family="text">
      <style:text-properties officeooo:rsid="002afd83" fo:background-color="#ff7b59" loext:char-shading-value="0"/>
    </style:style>
    <style:style style:name="T43" style:family="text">
      <style:text-properties officeooo:rsid="002afd83" fo:background-color="#ffaa95" loext:char-shading-value="0"/>
    </style:style>
    <style:style style:name="T44" style:family="text">
      <style:text-properties officeooo:rsid="0032a8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 zum Combi Modell trainieren:</text:h>
      <text:p text:style-name="P25">Parameter von Combi :</text:p>
      <text:p text:style-name="P25">modell: linear, xgboost, nn</text:p>
      <text:p text:style-name="P25">randomseed: <text:span text:style-name="T2">18, 20, 22</text:span></text:p>
      <text:p text:style-name="P26">meta modell: genau eine konfiguration</text:p>
      <text:p text:style-name="P27">fasttext modell: <text:span text:style-name="T1">top 3 konfigurationen</text:span></text:p>
      <text:p text:style-name="P27"/>
      <text:p text:style-name="P28">3*3*3= 27 * <text:span text:style-name="T3">4 = </text:span><text:span text:style-name="T4">108</text:span></text:p>
      <text:p text:style-name="P28"/>
      <text:p text:style-name="P28"><text:span text:style-name="T5">wie mache ich das am besten?</text:span></text:p>
      <text:p text:style-name="P28"><text:span text:style-name="T5">Ich muss 4 mal einzeln dinge laufen lassen</text:span><text:span text:style-name="T3"> </text:span><text:span text:style-name="T7">in 4 projects für selbstständige und oesch:</text:span></text:p>
      <text:p text:style-name="P30">In jedem Projekt:</text:p>
      <text:p text:style-name="P29">und dort dann alle 3 fasttext konfigs einzeln, <text:span text:style-name="T6">mit „name“ steuern wie sie heißen</text:span></text:p>
      <text:p text:style-name="P30">3 sweeps jeweils mit einem ft konfiguration, den sweep danach benennen und auch den Namen</text:p>
      <text:p text:style-name="P31">in jedem sweep 3 combi modelle probieren und 3 randomseeds</text:p>
      <text:p text:style-name="P32">meta immer meta_zusatzdaten = true</text:p>
      <text:p text:style-name="P32">meta_model = xgboost</text:p>
      <text:h text:style-name="P1" text:outline-level="3"><text:span text:style-name="T9">S</text:span><text:span text:style-name="T10">ortiert nach validation accuracy</text:span></text:h>
      <text:p text:style-name="P22">Oesch16 ohne:</text:p>
      <text:p text:style-name="P22"><text:span text:style-name="T11">hearty-sweep-51: </text:span><text:span text:style-name="T12">0.7678</text:span> </text:p>
      <text:p text:style-name="P22"><text:a xlink:type="simple" xlink:href="https://wandb.ai/awiedenroth/ft_oesch16_ohne/runs/af76o7rg" text:style-name="Internet_20_link" text:visited-style-name="Visited_20_Internet_20_Link">vocal-sweep-57</text:a>: 0.7664</text:p>
      <text:p text:style-name="P22"><text:a xlink:type="simple" xlink:href="https://wandb.ai/awiedenroth/ft_oesch16_ohne/runs/tb7wezm9" text:style-name="Internet_20_link" text:visited-style-name="Visited_20_Internet_20_Link">zany-sweep-63</text:a>: 0.7662</text:p>
      <text:p text:style-name="P22"/>
      <text:p text:style-name="P4"><text:span text:style-name="T38">f</text:span><text:span text:style-name="T37">asttext_zusatzdaten: <text:tab/></text:span>false<text:span text:style-name="T37"> </text:span><text:span text:style-name="T39"><text:tab/></text:span><text:span text:style-name="T32">false</text:span><text:span text:style-name="T39"> <text:tab/></text:span><text:span text:style-name="T32">false</text:span></text:p>
      <text:p text:style-name="P4"><text:span text:style-name="T37">keyboard_aug:<text:tab/></text:span>true<text:span text:style-name="T37"> </text:span><text:span text:style-name="T39"><text:s/><text:tab/></text:span><text:span text:style-name="T32">true</text:span><text:span text:style-name="T39"> <text:tab/></text:span><text:span text:style-name="T32">true</text:span></text:p>
      <text:p text:style-name="P4"><text:span text:style-name="T37">lowercase: <text:tab/><text:tab/></text:span>true<text:span text:style-name="T39"> <text:tab/></text:span><text:span text:style-name="T32">true</text:span><text:span text:style-name="T39"><text:tab/></text:span><text:span text:style-name="T43">false</text:span></text:p>
      <text:p text:style-name="P11"><text:span text:style-name="T37">remove_num_punc: <text:tab/></text:span>false<text:span text:style-name="T37"> <text:tab/></text:span><text:span text:style-name="T34">true</text:span><text:span text:style-name="T39"> <text:tab/></text:span><text:span text:style-name="T32">false</text:span></text:p>
      <text:p text:style-name="P4"><text:span text:style-name="T37">remove_stopwords: <text:tab/></text:span>true<text:span text:style-name="T37"><text:tab/></text:span><text:span text:style-name="T32">true</text:span><text:span text:style-name="T39"> <text:s/><text:tab/></text:span><text:span text:style-name="T32">true</text:span></text:p>
      <text:p text:style-name="P14"/>
      <text:p text:style-name="P23"><text:span text:style-name="T26">oesch8 ohne:<text:line-break/></text:span><text:span text:style-name="T14">autumn-sweep-47: </text:span><text:span text:style-name="T12">0.8182</text:span><text:span text:style-name="T13"> </text:span></text:p>
      <text:p text:style-name="P24"><text:a xlink:type="simple" xlink:href="https://wandb.ai/awiedenroth/ft_oesch8_ohne/runs/icu9ro6n" text:style-name="Internet_20_link" text:visited-style-name="Visited_20_Internet_20_Link">elated-sweep-49</text:a><text:span text:style-name="T13">: </text:span><text:span text:style-name="T12">0.8177</text:span><text:span text:style-name="T13"> </text:span><text:a xlink:type="simple" xlink:href="https://wandb.ai/awiedenroth/ft_oesch8_ohne/runs/cys0s6tt" text:style-name="Internet_20_link" text:visited-style-name="Visited_20_Internet_20_Link"><text:line-break/>happy-sweep-52</text:a><text:span text:style-name="T13">:</text:span>0.8174</text:p>
      <text:p text:style-name="P24"><text:span text:style-name="T13"/></text:p>
      <text:p text:style-name="P5"><text:span text:style-name="T38">f</text:span><text:span text:style-name="T37">asttext_zusatzdaten: <text:tab/></text:span>false<text:span text:style-name="T37"> </text:span><text:span text:style-name="T39"><text:tab/></text:span><text:span text:style-name="T32">false</text:span><text:span text:style-name="T39"> <text:tab/></text:span><text:span text:style-name="T32">false</text:span></text:p>
      <text:p text:style-name="P5"><text:span text:style-name="T37">keyboard_aug:<text:tab/></text:span>true<text:span text:style-name="T37"> </text:span><text:span text:style-name="T39"><text:s/><text:tab/></text:span><text:span text:style-name="T32">true</text:span><text:span text:style-name="T39"> <text:tab/></text:span><text:span text:style-name="T32">true</text:span></text:p>
      <text:p text:style-name="P6"><text:span text:style-name="T37">lowercase: <text:tab/><text:tab/></text:span>true<text:span text:style-name="T39"> <text:tab/></text:span><text:span text:style-name="T32">true</text:span><text:span text:style-name="T39"><text:tab/></text:span><text:span text:style-name="T32">true</text:span></text:p>
      <text:p text:style-name="P13"><text:span text:style-name="T37">remove_num_punc: <text:tab/></text:span><text:span text:style-name="T36">true</text:span><text:span text:style-name="T33"> </text:span><text:span text:style-name="T37"><text:tab/></text:span><text:span text:style-name="T32">false</text:span><text:span text:style-name="T39"><text:tab/></text:span><text:span text:style-name="T34">true</text:span></text:p>
      <text:p text:style-name="P6"><text:span text:style-name="T37">remove_stopwords: <text:tab/></text:span>true<text:span text:style-name="T37"><text:tab/></text:span><text:span text:style-name="T32">true</text:span><text:span text:style-name="T39"> <text:s/><text:tab/></text:span><text:span text:style-name="T43">false</text:span></text:p>
      <text:p text:style-name="P23"><text:soft-page-break/></text:p>
      <text:p text:style-name="P5"/>
      <text:p text:style-name="P22"/>
      <text:p text:style-name="P22"><text:span text:style-name="T21">Oesch16 nur:</text:span></text:p>
      <text:p text:style-name="P22"><text:span text:style-name="T21">smooth-sweep-21: </text:span><text:span text:style-name="T12">0.6582</text:span> </text:p>
      <text:p text:style-name="P22"/>
      <text:p text:style-name="P10">keyboard_aug: true <text:span text:style-name="T22">(on average schlechter)</text:span></text:p>
      <text:p text:style-name="P3">lowercase: false</text:p>
      <text:p text:style-name="P8">random_seed: 30</text:p>
      <text:p text:style-name="P3">remove_num_punc: true</text:p>
      <text:p text:style-name="P3">remove_stopwords: true</text:p>
      <text:p text:style-name="P16"/>
      <text:p text:style-name="P17">2. bester:</text:p>
      <text:p text:style-name="P22"><text:a xlink:type="simple" xlink:href="https://wandb.ai/awiedenroth/ft_oesch16_nur/runs/yg8epjdv" text:style-name="Internet_20_link" text:visited-style-name="Visited_20_Internet_20_Link"><text:span text:style-name="T23">eternal-sweep-16</text:span></text:a><text:span text:style-name="T23">: </text:span>0.6552</text:p>
      <text:p text:style-name="P22"/>
      <text:p text:style-name="P10">keyboard_aug: true</text:p>
      <text:p text:style-name="P3">lowercase: false</text:p>
      <text:p text:style-name="P22">random_seed: <text:span text:style-name="T24">18</text:span></text:p>
      <text:p text:style-name="P10">remove_num_punc: <text:span text:style-name="T24">false</text:span></text:p>
      <text:p text:style-name="P10">remove_stopwords: <text:span text:style-name="T24">false</text:span></text:p>
      <text:p text:style-name="P17"/>
      <text:p text:style-name="P15">meta:</text:p>
      <text:p text:style-name="P22"><text:a xlink:type="simple" xlink:href="https://wandb.ai/awiedenroth/Masterarbeit_meta/runs/e6s8h4ht" text:style-name="Internet_20_link" text:visited-style-name="Visited_20_Internet_20_Link">lilac-sweep-3</text:a>: 0.8618<text:a xlink:type="simple" xlink:href="https://wandb.ai/awiedenroth/Masterarbeit_meta/runs/z2oxdycg" text:style-name="Internet_20_link" text:visited-style-name="Visited_20_Internet_20_Link"><text:line-break/>warm-sweep-5</text:a>: 0.8574</text:p>
      <text:p text:style-name="P3"><text:span text:style-name="T19">meta_zusatzdaten: </text:span>true</text:p>
      <text:p text:style-name="P3"><text:span text:style-name="T19">meta_model: </text:span>xgboost</text:p>
      <text:p text:style-name="P17">random_seed: <text:span text:style-name="T25">33/44</text:span></text:p>
      <text:p text:style-name="P22"/>
      <text:p text:style-name="P22"/>
      <text:p text:style-name="P22"/>
      <text:p text:style-name="P3"><text:span text:style-name="T13"/></text:p>
      <text:p text:style-name="P22"/>
      <text:p text:style-name="P18">meta:</text:p>
      <text:p text:style-name="P22"><text:a xlink:type="simple" xlink:href="https://wandb.ai/awiedenroth/Masterarbeit_meta/runs/ebh2d4ds" text:style-name="Internet_20_link" text:visited-style-name="Visited_20_Internet_20_Link"><text:span text:style-name="T8">leafy-sweep-11</text:span></text:a><text:span text:style-name="T8">: </text:span>0.6241</text:p>
      <text:p text:style-name="P22"><text:span text:style-name="T18">2. </text:span><text:a xlink:type="simple" xlink:href="https://wandb.ai/awiedenroth/Masterarbeit_meta/runs/kz1l9t34" text:style-name="Internet_20_link" text:visited-style-name="Visited_20_Internet_20_Link">blooming-sweep-9</text:a>: 0.6229</text:p>
      <text:p text:style-name="P3"><text:span text:style-name="T19">meta_zusatzdaten: </text:span>true</text:p>
      <text:p text:style-name="P3"><text:span text:style-name="T19">meta_model: </text:span>xgboost</text:p>
      <text:p text:style-name="P19">random_seed: <text:span text:style-name="T8">44/</text:span><text:span text:style-name="T20">33</text:span></text:p>
      <text:p text:style-name="P19"/>
      <text:p text:style-name="P19">Oesch8 nur:</text:p>
      <text:p text:style-name="P22"><text:a xlink:type="simple" xlink:href="https://wandb.ai/awiedenroth/ft_oesch8_nur/runs/4nalxz7f" text:style-name="Internet_20_link" text:visited-style-name="Visited_20_Internet_20_Link"><text:span text:style-name="T27">robust-sweep-12</text:span></text:a><text:span text:style-name="T27">: </text:span>0.8512</text:p>
      <text:p text:style-name="P22"/>
      <text:p text:style-name="P3">keyboard_aug: true</text:p>
      <text:p text:style-name="P10">lowercase: <text:span text:style-name="T28">true</text:span></text:p>
      <text:p text:style-name="P8">random_seed: <text:span text:style-name="T28">30</text:span></text:p>
      <text:p text:style-name="P10">remove_num_punc: <text:span text:style-name="T24">false</text:span></text:p>
      <text:p text:style-name="P3">remove_stopwords: <text:span text:style-name="T24">false</text:span></text:p>
      <text:p text:style-name="P10"/>
      <text:p text:style-name="P20">2. bester:</text:p>
      <text:p text:style-name="P22"><text:a xlink:type="simple" xlink:href="https://wandb.ai/awiedenroth/ft_oesch8_nur/runs/t5j85q5c" text:style-name="Internet_20_link" text:visited-style-name="Visited_20_Internet_20_Link"><text:span text:style-name="T29">firm-sweep-18</text:span></text:a><text:span text:style-name="T29">: </text:span>0.8492</text:p>
      <text:p text:style-name="P22"/>
      <text:p text:style-name="P3">keyboard_aug: true</text:p>
      <text:p text:style-name="P3"><text:soft-page-break/>lowercase: <text:span text:style-name="T30">false</text:span></text:p>
      <text:p text:style-name="P22">random_seed: <text:span text:style-name="T28">30</text:span></text:p>
      <text:p text:style-name="P10">remove_num_punc: <text:span text:style-name="T24">false</text:span></text:p>
      <text:p text:style-name="P10">remove_stopwords: <text:span text:style-name="T30">true</text:span></text:p>
      <text:p text:style-name="P20"/>
      <text:p text:style-name="P21">meta:</text:p>
      <text:p text:style-name="P22"><text:a xlink:type="simple" xlink:href="https://wandb.ai/awiedenroth/Masterarbeit_meta/runs/nf0kbjus" text:style-name="Internet_20_link" text:visited-style-name="Visited_20_Internet_20_Link"><text:span text:style-name="T31">peachy-sweep-10</text:span></text:a><text:span text:style-name="T31">: </text:span>0.8364</text:p>
      <text:p text:style-name="P18">2.<text:a xlink:type="simple" xlink:href="https://wandb.ai/awiedenroth/Masterarbeit_meta/runs/1u5uy34c" text:style-name="Internet_20_link" text:visited-style-name="Visited_20_Internet_20_Link"><text:span text:style-name="T19">curious-sweep-12</text:span></text:a><text:span text:style-name="T19">: </text:span>0.8276</text:p>
      <text:p text:style-name="P3"><text:span text:style-name="T19">meta_zusatzdaten: </text:span>true</text:p>
      <text:p text:style-name="P3"><text:span text:style-name="T19">meta_model: </text:span>xgboost</text:p>
      <text:p text:style-name="P2">random_seed: 33/<text:span text:style-name="T8">4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1:59:54.691000000</meta:creation-date>
    <dc:date>2022-04-11T13:09:34.981000000</dc:date>
    <meta:editing-duration>PT59M16S</meta:editing-duration>
    <meta:editing-cycles>27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77" meta:word-count="256" meta:character-count="2012" meta:non-whitespace-character-count="1800"/>
  </office:meta>
</office:document-meta>
</file>